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svg:font-family="Cambria, 'Cambria Math', stixgeneral, 'Times New Roman', Times, serif"/>
    <style:font-face style:name="ElsevierGulliver" svg:font-family="ElsevierGulliver, Georgia, 'Times New Roman', STIXGeneral, 'Cambria Math', Arial, Helvetica, 'Lucida Sans Unicode', 'Microsoft Sans Serif', 'Segoe UI Symbol', 'Arial Unicode MS', serif"/>
    <style:font-face style:name="HelveticaNeue-Light" svg:font-family="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margin-left="0cm" fo:margin-right="0cm" fo:margin-top="0cm" fo:margin-bottom="0cm" style:contextual-spacing="false" fo:text-indent="0cm" style:auto-text-indent="false" fo:padding="0cm" fo:border="none"/>
      <style:text-properties fo:color="#2e2e2e" loext:opacity="100%" style:font-name="ElsevierGulliver" fo:font-weight="normal" loext:padding="0cm" loext:border="none"/>
    </style:style>
    <style:style style:name="P2" style:family="paragraph" style:parent-style-name="Table_20_Contents">
      <style:text-properties officeooo:rsid="0014fa69" officeooo:paragraph-rsid="0014fa69"/>
    </style:style>
    <style:style style:name="T1" style:family="text">
      <style:text-properties fo:font-variant="normal" fo:text-transform="none" fo:color="#000000" loext:opacity="100%" style:font-name="Cambria" fo:font-size="10pt" fo:font-style="normal" fo:font-weight="normal" officeooo:rsid="0014fa69" style:font-size-asian="10pt" style:font-size-complex="10pt"/>
    </style:style>
    <style:style style:name="T2" style:family="text">
      <style:text-properties fo:font-variant="normal" fo:text-transform="none" fo:color="#000000" loext:opacity="100%" style:font-name="Cambria" fo:font-size="10pt" fo:font-style="normal" officeooo:rsid="0014fa69" style:font-size-asian="10pt" style:font-size-complex="10pt"/>
    </style:style>
    <style:style style:name="T3" style:family="text">
      <style:text-properties fo:font-variant="normal" fo:text-transform="none" fo:color="#2e2e2e" loext:opacity="100%" style:font-name="ElsevierGulliver" fo:font-size="8pt" fo:letter-spacing="normal" fo:font-style="normal" fo:font-weight="normal"/>
    </style:style>
    <style:style style:name="T4"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4"/>
        <table:table-row>
          <table:table-cell table:style-name="Table1.A1" office:value-type="string">
            <text:p text:style-name="P2">Author and title </text:p>
          </table:table-cell>
          <table:table-cell table:style-name="Table1.A1" office:value-type="string">
            <text:p text:style-name="P2">Who, what, when, where, why</text:p>
          </table:table-cell>
          <table:table-cell table:style-name="Table1.A1" office:value-type="string">
            <text:p text:style-name="P2">Findings</text:p>
          </table:table-cell>
          <table:table-cell table:style-name="Table1.D1" office:value-type="string">
            <text:p text:style-name="P2">How it relates to our project</text:p>
          </table:table-cell>
        </table:table-row>
        <table:table-row>
          <table:table-cell table:style-name="Table1.A2" office:value-type="string">
            <text:h text:style-name="P1" text:outline-level="1"><text:span text:style-name="T2">“Night-time screen-based media device use and adolescents' sleep and health-related quality of life.” by Michael O. Mireku</text:span></text:h>
            <text:p text:style-name="Table_20_Contents"><text:span text:style-name="T1"/></text:p>
            <text:p text:style-name="Table_20_Contents"/>
          </table:table-cell>
          <table:table-cell table:style-name="Table1.A2" office:value-type="string">
            <text:p text:style-name="P2"><text:span text:style-name="T3">6616</text:span> <text:s/>of 1<text:span text:style-name="T4">st</text:span> year students( 11-12 years old) </text:p>
            <text:p text:style-name="P2">Location: London UK</text:p>
            <text:p text:style-name="P2">Collecting data by asking do they use the mobile device before they go to the bed, what kind of device do they use, why do they use the device for, their sleep statuses, how long hour do they sleep, what time do they woke up. Also, ask about their life habits, like smoke, caffeine etc. </text:p>
          </table:table-cell>
          <table:table-cell table:style-name="Table1.A2" office:value-type="string">
            <text:p text:style-name="P2">More than 71.5% of them use a mobile device before they go to bed. </text:p>
            <text:p text:style-name="P2"/>
            <text:p text:style-name="P2">About 1/3 of them use phone in the night time. </text:p>
            <text:p text:style-name="P2"/>
            <text:p text:style-name="P2">Night time mobile or TV device are associated with the fatigue in the day time. </text:p>
            <text:p text:style-name="P2"/>
            <text:p text:style-name="P2">Therefore, there is huge association between using the mobile device at night time with poor sleep outcome of teenagers and worse health-related quality of life. Especially if you use the mobile device in a dark room.</text:p>
          </table:table-cell>
          <table:table-cell table:style-name="Table1.D2" office:value-type="string">
            <text:p text:style-name="P2">Our product’s aim is to make secondary school student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svg:font-family="Cambria, 'Cambria Math', stixgeneral, 'Times New Roman', Times, serif"/>
    <style:font-face style:name="ElsevierGulliver" svg:font-family="ElsevierGulliver, Georgia, 'Times New Roman', STIXGeneral, 'Cambria Math', Arial, Helvetica, 'Lucida Sans Unicode', 'Microsoft Sans Serif', 'Segoe UI Symbol', 'Arial Unicode MS', serif"/>
    <style:font-face style:name="HelveticaNeue-Light" svg:font-family="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8T12:14:24.550000000</meta:creation-date>
    <dc:date>2023-08-08T12:56:17.995000000</dc:date>
    <meta:editing-duration>PT41M54S</meta:editing-duration>
    <meta:editing-cycles>1</meta:editing-cycles>
    <meta:document-statistic meta:table-count="1" meta:image-count="0" meta:object-count="0" meta:page-count="1" meta:paragraph-count="13" meta:word-count="182" meta:character-count="1019" meta:non-whitespace-character-count="842"/>
    <meta:generator>LibreOffice/7.5.4.2$Windows_X86_64 LibreOffice_project/36ccfdc35048b057fd9854c757a8b67ec53977b6</meta:generator>
  </office:meta>
</office:document-meta>
</file>